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margin-left="0cm" table:align="left"/>
    </style:style>
    <style:style style:name="Tabella1.A" style:family="table-column">
      <style:table-column-properties style:column-width="4.251cm"/>
    </style:style>
    <style:style style:name="Tabella1.C" style:family="table-column">
      <style:table-column-properties style:column-width="4.249cm"/>
    </style:style>
    <style:style style:name="Tabella1.1" style:family="table-row">
      <style:table-row-properties fo:keep-together="always" style:use-optimal-row-height="false"/>
    </style:style>
    <style:style style:name="Tabel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.D1" style:family="table-cell">
      <style:table-cell-properties fo:padding="0.097cm" fo:border="0.25pt solid #000000" style:writing-mode="lr-tb"/>
    </style:style>
    <style:style style:name="Tabel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3" style:family="table">
      <style:table-properties style:width="17cm" fo:margin-left="0cm" table:align="left"/>
    </style:style>
    <style:style style:name="Tabella3.A" style:family="table-column">
      <style:table-column-properties style:column-width="17cm"/>
    </style:style>
    <style:style style:name="Tabella3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ella4" style:family="table">
      <style:table-properties style:width="17cm" fo:margin-left="0cm" table:align="left"/>
    </style:style>
    <style:style style:name="Tabella4.A" style:family="table-column">
      <style:table-column-properties style:column-width="17cm"/>
    </style:style>
    <style:style style:name="Tabella4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17cm"/>
    </style:style>
    <style:style style:name="Table1.A1" style:family="table-cell">
      <style:table-cell-properties fo:background-color="#dddddd" fo:padding="0.097cm" fo:border="0.25pt solid #000000" style:writing-mode="lr-tb">
        <style:background-image/>
      </style:table-cell-properties>
    </style:style>
    <style:style style:name="Tabella5" style:family="table">
      <style:table-properties style:width="17cm" fo:margin-left="0cm" table:align="left"/>
    </style:style>
    <style:style style:name="Tabella5.A" style:family="table-column">
      <style:table-column-properties style:column-width="1.693cm"/>
    </style:style>
    <style:style style:name="Tabella5.B" style:family="table-column">
      <style:table-column-properties style:column-width="15.307cm"/>
    </style:style>
    <style:style style:name="Tabella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5.B1" style:family="table-cell">
      <style:table-cell-properties fo:padding="0.097cm" fo:border="0.25pt solid #000000" style:writing-mode="lr-tb"/>
    </style:style>
    <style:style style:name="Tabella5.2" style:family="table-row">
      <style:table-row-properties style:min-row-height="0.63cm"/>
    </style:style>
    <style:style style:name="Tabella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6" style:family="table">
      <style:table-properties style:width="17cm" fo:margin-left="0cm" table:align="left"/>
    </style:style>
    <style:style style:name="Tabella6.A" style:family="table-column">
      <style:table-column-properties style:column-width="1.693cm"/>
    </style:style>
    <style:style style:name="Tabella6.B" style:family="table-column">
      <style:table-column-properties style:column-width="15.307cm"/>
    </style:style>
    <style:style style:name="Tabella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6.B1" style:family="table-cell">
      <style:table-cell-properties fo:padding="0.097cm" fo:border="0.25pt solid #000000" style:writing-mode="lr-tb"/>
    </style:style>
    <style:style style:name="Tabella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5.667cm" style:rel-column-width="21844*"/>
    </style:style>
    <style:style style:name="Tabella7.B" style:family="table-column">
      <style:table-column-properties style:column-width="5.667cm" style:rel-column-width="21845*"/>
    </style:style>
    <style:style style:name="Tabella7.C" style:family="table-column">
      <style:table-column-properties style:column-width="5.667cm" style:rel-column-width="21846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C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Text_20_body">
      <loext:graphic-properties draw:fill="solid" draw:fill-color="#ffffff" draw:opacity="100%"/>
      <style:paragraph-properties fo:background-color="#ffffff"/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Text_20_body">
      <style:text-properties style:font-name="Times New Roman" style:text-underline-style="solid" style:text-underline-width="auto" style:text-underline-color="font-color" officeooo:paragraph-rsid="0014d8b0" style:text-underline-mode="continuous" style:text-overline-mode="continuous" style:text-line-through-mode="continuous"/>
    </style:style>
    <style:style style:name="P4" style:family="paragraph" style:parent-style-name="Text_20_body">
      <style:text-properties officeooo:rsid="000e3f3a" officeooo:paragraph-rsid="000e3f3a"/>
    </style:style>
    <style:style style:name="P5" style:family="paragraph" style:parent-style-name="Text_20_body">
      <style:text-properties fo:color="#ff0000" fo:font-weight="bold" officeooo:rsid="000e3f3a" officeooo:paragraph-rsid="000e3f3a" style:font-weight-asian="bold" style:font-weight-complex="bold"/>
    </style:style>
    <style:style style:name="P6" style:family="paragraph" style:parent-style-name="Text_20_body">
      <style:text-properties officeooo:paragraph-rsid="000f9612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paragraph-rsid="0013b1e0"/>
    </style:style>
    <style:style style:name="P9" style:family="paragraph" style:parent-style-name="Text_20_body">
      <style:text-properties officeooo:paragraph-rsid="00100797"/>
    </style:style>
    <style:style style:name="P10" style:family="paragraph" style:parent-style-name="Table_20_Heading">
      <style:paragraph-properties fo:text-align="start" style:justify-single-word="false"/>
      <style:text-properties fo:color="#000000" fo:font-size="12pt" style:font-size-asian="12pt"/>
    </style:style>
    <style:style style:name="P11" style:family="paragraph" style:parent-style-name="Table_20_Heading">
      <style:text-properties fo:font-size="12pt" style:font-size-asian="12pt"/>
    </style:style>
    <style:style style:name="P12" style:family="paragraph" style:parent-style-name="Table_20_Contents">
      <style:text-properties fo:font-weight="bold" officeooo:rsid="000f9612" officeooo:paragraph-rsid="000f9612" style:font-weight-asian="bold" style:font-weight-complex="bold"/>
    </style:style>
    <style:style style:name="P13" style:family="paragraph" style:parent-style-name="Table_20_Contents">
      <style:text-properties officeooo:rsid="0011a3a3" officeooo:paragraph-rsid="0011a3a3"/>
    </style:style>
    <style:style style:name="P14" style:family="paragraph" style:parent-style-name="Table_20_Contents">
      <style:text-properties officeooo:rsid="00128757" officeooo:paragraph-rsid="00128757"/>
    </style:style>
    <style:style style:name="P15" style:family="paragraph" style:parent-style-name="Heading_20_2">
      <style:text-properties officeooo:rsid="000f9612" officeooo:paragraph-rsid="000f9612"/>
    </style:style>
    <style:style style:name="P16" style:family="paragraph" style:parent-style-name="Heading_20_1">
      <style:paragraph-properties fo:text-align="justify" style:justify-single-word="false"/>
    </style:style>
    <style:style style:name="P17" style:family="paragraph" style:parent-style-name="Heading_20_1">
      <style:text-properties officeooo:paragraph-rsid="0014d8b0"/>
    </style:style>
    <style:style style:name="P18" style:family="paragraph" style:parent-style-name="Text_20_body">
      <style:text-properties officeooo:paragraph-rsid="000f9612"/>
    </style:style>
    <style:style style:name="P19" style:family="paragraph" style:parent-style-name="Table_20_Contents">
      <style:text-properties officeooo:rsid="001a4e39" officeooo:paragraph-rsid="001a4e39"/>
    </style:style>
    <style:style style:name="P20" style:family="paragraph" style:parent-style-name="Table_20_Contents">
      <style:text-properties officeooo:rsid="001a4e39" officeooo:paragraph-rsid="001c25e9"/>
    </style:style>
    <style:style style:name="P21" style:family="paragraph" style:parent-style-name="Table_20_Contents">
      <style:text-properties officeooo:rsid="001c25e9" officeooo:paragraph-rsid="001c25e9"/>
    </style:style>
    <style:style style:name="P22" style:family="paragraph" style:parent-style-name="Title" style:master-page-name="MP0">
      <style:paragraph-properties style:page-number="auto" fo:break-before="page"/>
    </style:style>
    <style:style style:name="T1" style:family="text">
      <style:text-properties fo:color="#ff0000" style:text-line-through-style="solid" style:text-line-through-type="single" style:text-underline-mode="continuous" style:text-overline-mode="continuous" style:text-line-through-mode="continuous"/>
    </style:style>
    <style:style style:name="T2" style:family="text">
      <style:text-properties fo:color="#ff0000" style:text-line-through-style="solid" style:text-line-through-type="single" officeooo:rsid="000df3a8" style:text-underline-mode="continuous" style:text-overline-mode="continuous" style:text-line-through-mode="continuous"/>
    </style:style>
    <style:style style:name="T3" style:family="text">
      <style:text-properties fo:color="#007fff" fo:font-weight="bold" style:font-weight-asian="bold" style:font-weight-complex="bold"/>
    </style:style>
    <style:style style:name="T4" style:family="text">
      <style:text-properties fo:color="#007fff" fo:font-weight="bold" officeooo:rsid="000df3a8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28757"/>
    </style:style>
    <style:style style:name="T8" style:family="text">
      <style:text-properties fo:color="#ce181e"/>
    </style:style>
    <style:style style:name="T9" style:family="text">
      <style:text-properties fo:color="#ce181e" style:text-line-through-style="solid" style:text-line-through-type="single"/>
    </style:style>
    <style:style style:name="T10" style:family="text">
      <style:text-properties fo:color="#ce181e" style:text-line-through-style="solid" style:text-line-through-type="single" officeooo:rsid="0017874b"/>
    </style:style>
    <style:style style:name="T11" style:family="text">
      <style:text-properties officeooo:rsid="0013b1e0"/>
    </style:style>
    <style:style style:name="T12" style:family="text">
      <style:text-properties fo:color="#1b75bc"/>
    </style:style>
    <style:style style:name="T13" style:family="text">
      <style:text-properties fo:color="#1b75bc" officeooo:rsid="0013b1e0"/>
    </style:style>
    <style:style style:name="T14" style:family="text">
      <style:text-properties fo:color="#1b75bc" fo:font-weight="normal" officeooo:rsid="0013b1e0" style:font-weight-asian="normal" style:font-weight-complex="normal"/>
    </style:style>
    <style:style style:name="T15" style:family="text">
      <style:text-properties fo:color="#ed1c24"/>
    </style:style>
    <style:style style:name="T16" style:family="text">
      <style:text-properties fo:color="#ed1c24" style:text-line-through-style="solid" style:text-line-through-type="single"/>
    </style:style>
    <style:style style:name="T17" style:family="text">
      <style:text-properties officeooo:rsid="0014d8b0"/>
    </style:style>
    <style:style style:name="T18" style:family="text">
      <style:text-properties officeooo:rsid="001592a9"/>
    </style:style>
    <style:style style:name="T19" style:family="text">
      <style:text-properties officeooo:rsid="0017874b"/>
    </style:style>
    <style:style style:name="T20" style:family="text">
      <style:text-properties officeooo:rsid="001c25e9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eeeeee" style:background-transparency="0%" draw:fill="solid" draw:fill-color="#eeeeee" draw:opacity="100%" fo:padding="0cm" fo:border="0.74pt solid #000000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BOZZA PROGETTAZIONE CONCETTUALE</text:p>
      <text:p text:style-name="P4"/>
      <text:p text:style-name="P5">IMPORTANTE: tutte le sezioni sono obbligatorie. Relazioni con sezioni mancanti non verranno corrette.</text:p>
      <text:h text:style-name="Heading_20_1" text:outline-level="1">1.1 Requisiti iniziali</text:h>
      <text:p text:style-name="Text_20_body"><text:span text:style-name="Default_20_Paragraph_20_Font">Biblioteche</text:span></text:p>
      <text:p text:style-name="P9">I lettori che frequentano la biblioteca hanno una tessera su cui è scritto il nome e l’indirizzo ed effettuano richieste di prestito per i libri che sono catalogati nella biblioteca. I libri hanno un titolo, una lista di autori e possono esistere in <text:span text:style-name="T6">diverse copie</text:span>. Tutti i libri contenuti nella biblioteca sono identificati da un codice. A seguito di una richiesta viene dapprima consultato l’archivio dei libri disponibili (cioè non in prestito). Se il libro è disponibile, si procede alla ricerca del volume negli scaffali; il testo viene poi classificato come in prestito. Acquisito il volume, viene consegnato al lettore, che procede alla consultazione. Terminata la consultazione, il libro viene restituito, reinserito in biblioteca e nuovamente classificato come disponibile. Per un prestito si tiene nota degli orari e delle date di acquisizione e di riconsegna.</text:p>
      <text:h text:style-name="Heading_20_1" text:outline-level="1">1.2 Glossario dei termini</text:h>
      <table:table table:name="Tabella1" table:style-name="Tabella1">
        <table:table-column table:style-name="Tabella1.A" table:number-columns-repeated="2"/>
        <table:table-column table:style-name="Tabella1.C" table:number-columns-repeated="2"/>
        <table:table-header-rows>
          <table:table-row table:style-name="Tabella1.1">
            <table:table-cell table:style-name="Tabella1.A1" office:value-type="string">
              <text:p text:style-name="P10">Termine</text:p>
              <text:p text:style-name="P11"/>
            </table:table-cell>
            <table:table-cell table:style-name="Tabella1.A1" office:value-type="string">
              <text:p text:style-name="P11">Descrizione</text:p>
            </table:table-cell>
            <table:table-cell table:style-name="Tabella1.A1" office:value-type="string">
              <text:p text:style-name="P11">Sinonimi</text:p>
            </table:table-cell>
            <table:table-cell table:style-name="Tabella1.D1" office:value-type="string">
              <text:p text:style-name="P11">Collegamenti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13">Libro</text:p>
          </table:table-cell>
          <table:table-cell table:style-name="Tabella1.A2" office:value-type="string">
            <text:p text:style-name="P13">Elemento chiesto in prestito con titolo autori e codice</text:p>
          </table:table-cell>
          <table:table-cell table:style-name="Tabella1.A2" office:value-type="string">
            <text:p text:style-name="P13">Volume, testo</text:p>
          </table:table-cell>
          <table:table-cell table:style-name="Tabella1.D2" office:value-type="string">
            <text:p text:style-name="P13">Prestito, lettore, </text:p>
          </table:table-cell>
        </table:table-row>
        <table:table-row table:style-name="Tabella1.1">
          <table:table-cell table:style-name="Tabella1.A2" office:value-type="string">
            <text:p text:style-name="P13">Lettore</text:p>
          </table:table-cell>
          <table:table-cell table:style-name="Tabella1.A2" office:value-type="string">
            <text:p text:style-name="P13">Persona che chiede in prestito un libro<text:span text:style-name="T7"> </text:span></text:p>
          </table:table-cell>
          <table:table-cell table:style-name="Tabella1.A2" office:value-type="string">
            <text:p text:style-name="Table_20_Contents"/>
          </table:table-cell>
          <table:table-cell table:style-name="Tabella1.D2" office:value-type="string">
            <text:p text:style-name="P13">Prestito, libro</text:p>
          </table:table-cell>
        </table:table-row>
        <table:table-row table:style-name="Tabella1.1">
          <table:table-cell table:style-name="Tabella1.A2" office:value-type="string">
            <text:p text:style-name="P14">Prestito</text:p>
          </table:table-cell>
          <table:table-cell table:style-name="Tabella1.A2" office:value-type="string">
            <text:p text:style-name="P14">Azione che un lettore compie per prendere un libro </text:p>
          </table:table-cell>
          <table:table-cell table:style-name="Tabella1.A2" office:value-type="string">
            <text:p text:style-name="P14">Consultazione</text:p>
          </table:table-cell>
          <table:table-cell table:style-name="Tabella1.D2" office:value-type="string">
            <text:p text:style-name="P14">Libro, lettore</text:p>
          </table:table-cell>
        </table:table-row>
      </table:table>
      <text:p text:style-name="Text_20_body"/>
      <text:h text:style-name="P16" text:outline-level="1">1.3 Requisiti riscritti</text:h>
      <text:p text:style-name="P7">&lt; qui ci vanno i requisiti della sezione 1.1 riscritti senza sinonimi e con frasi standardizzate. Ricordarsi di marcare in maniera grafica <text:span text:style-name="Default_20_Paragraph_20_Font"><text:span text:style-name="T1">ciò che è stato cancellato/sostituito </text:span></text:span><text:span text:style-name="Default_20_Paragraph_20_Font"><text:span text:style-name="T2">con il rosso barrato</text:span></text:span> e <text:span text:style-name="Default_20_Paragraph_20_Font"><text:span text:style-name="T3">ciò che è stato aggiunto </text:span></text:span><text:span text:style-name="Default_20_Paragraph_20_Font"><text:span text:style-name="T4">con il blu grassetto</text:span></text:span>&gt;</text:p>
      <text:p text:style-name="P8">I lettori che frequentano la biblioteca hanno una tessera su cui è scritto il nome e l’indirizzo <text:span text:style-name="T9">ed effettuano</text:span><text:span text:style-name="T12">.</text:span><text:span text:style-name="T8"> </text:span><text:span text:style-name="T13">I lettori effettuano</text:span> richieste di prestito per i libri che sono catalogati nella biblioteca. I libri hanno un titolo, una lista di autori<text:span text:style-name="T12">,</text:span> possono esistere in <text:span text:style-name="T6">diverse copie </text:span><text:span text:style-name="T14">e sono identificati con un codice</text:span><text:span text:style-name="T12">.</text:span> <text:span text:style-name="T16">Tutti i libri contenuti nella biblioteca sono identificati da un codice.</text:span> A seguito di una <text:soft-page-break/>richiesta viene dapprima consultato l’archivio dei libri disponibili (cioè non in prestito). Se il libro è disponibile, si procede alla ricerca del <text:span text:style-name="T19">libro</text:span> negli scaffali; il <text:span text:style-name="T11">libro</text:span> viene poi classificato come in prestito. Acquisito il <text:span text:style-name="T19">libro</text:span>, viene consegnato al lettore, che procede alla consultazione. <text:span text:style-name="T16">Terminata la consultazione</text:span><text:span text:style-name="T15"> </text:span><text:span text:style-name="T13">Terminato il prestito</text:span>, il libro viene restituito, reinserito in biblioteca e <text:span text:style-name="T10">nuovamente</text:span> classificato come disponibile. Per un prestito si tiene nota degli orari e delle date di acquisizione e di riconsegna.</text:p>
      <text:h text:style-name="Heading_20_1" text:outline-level="1">1.4 Requisiti strutturati in gruppi di frasi omogenee</text:h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1">Frasi relative a <text:span text:style-name="T17">Libro</text:span><text:line-break/>I libri hanno un titolo, una lista di autori e possono esistere in diverse copie. </text:p>
            <text:p text:style-name="P1">Tutti i libri contenuti nella biblioteca sono identificati da un codice.</text:p>
          </table:table-cell>
        </table:table-row>
      </table:table>
      <text:p text:style-name="P2"/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1">Frasi relative a <text:span text:style-name="T17">Prestito</text:span><text:line-break/>Per un prestito si tiene nota degli orari e delle date di acquisizione e di riconsegna. </text:p>
            <text:p text:style-name="P1">A seguito di una richiesta viene dapprima consultato l’archivio dei libri disponibili (cioè non in prestito). Se il libro è disponibile, si procede alla ricerca del libro negli scaffali; il libro viene poi classificato come in prestito. Acquisito il libro, viene consegnato al lettore, che procede alla consultazione. Terminata <text:span text:style-name="T18">il</text:span> prestito, il libro viene restituito, reinserito in biblioteca e nuovamente classificato come disponibile.</text:p>
          </table:table-cell>
        </table:table-row>
      </table:table>
      <text:h text:style-name="P17" text:outline-level="1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Frasi relative a <text:span text:style-name="T17">Lettore</text:span><text:line-break/>I lettori che frequentano la biblioteca hanno una tessera su cui è scritto il nome e l’indirizzo. </text:p>
            <text:p text:style-name="P3">I lettori richieste di prestito per i libri che sono catalogati nella biblioteca.</text:p>
          </table:table-cell>
        </table:table-row>
      </table:table>
      <text:h text:style-name="P17" text:outline-level="1"><text:soft-page-break/>1.5 Schema E-R + regole aziendali</text:h>
      <text:p text:style-name="Text_20_body"><draw:frame draw:style-name="fr1" draw:name="Forma1" text:anchor-type="paragraph" svg:x="0.15cm" svg:y="0.46cm" svg:width="16.806cm" style:rel-width="scale" svg:height="6.498cm" style:rel-height="scale" draw:z-index="0"><draw:text-box><text:p text:style-name="Normal">QUI CI VA IL VOSTRO SCHEMA ER <text:span text:style-name="Default_20_Paragraph_20_Font"><text:span text:style-name="T5">INIZIALE </text:span></text:span>(NON RISTRUTTURATO)</text:p><text:p text:style-name="Normal">Per comodità, in questo schema ER inserite anche le ridondanze che analizzerete in fase di ristrutturazione.</text:p></draw:text-box></draw:frame>&lt;eventuali commenti sullo schema ER&gt;<text:line-break/>&lt;sono stati usati pattern di progettazione?&gt;<text:line-break/>&lt;quale strategia di progetto avete utilizzato?&gt;</text:p>
      <text:h text:style-name="Heading_20_2" text:outline-level="2">Regole aziendali</text:h>
      <text:h text:style-name="Heading_20_2" text:outline-level="2">Vincoli di Integrità:</text:h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Table_20_Contents">RV1</text:p>
          </table:table-cell>
          <table:table-cell table:style-name="Tabella5.B1" office:value-type="string">
            <text:p text:style-name="P19">L’attributo “codice” dell’entità libro non deve assumere valori nulli in quanto la identifica</text:p>
          </table:table-cell>
        </table:table-row>
        <table:table-row table:style-name="Tabella5.2">
          <table:table-cell table:style-name="Tabella5.A2" office:value-type="string">
            <text:p text:style-name="P19">RV2</text:p>
          </table:table-cell>
          <table:table-cell table:style-name="Tabella5.B2" office:value-type="string">
            <text:p text:style-name="P19">L’attributo “nome” dell’entità lettore non deve assumere valori nulli in quanto la identifica</text:p>
          </table:table-cell>
        </table:table-row>
        <table:table-row table:style-name="Tabella5.2">
          <table:table-cell table:style-name="Tabella5.A2" office:value-type="string">
            <text:p text:style-name="P19">RV3</text:p>
          </table:table-cell>
          <table:table-cell table:style-name="Tabella5.B2" office:value-type="string">
            <text:p text:style-name="P19">L’attributo “data ritiro” dell’entità prestito non deve assumere valori nulli in quanto la identifica</text:p>
          </table:table-cell>
        </table:table-row>
        <table:table-row table:style-name="Tabella5.2">
          <table:table-cell table:style-name="Tabella5.A2" office:value-type="string">
            <text:p text:style-name="P19">RV4</text:p>
          </table:table-cell>
          <table:table-cell table:style-name="Tabella5.B2" office:value-type="string">
            <text:p text:style-name="P19">L’attributo “ora ritiro” dell’entità prestito non deve assumere valori nulli in quanto la identifica</text:p>
          </table:table-cell>
        </table:table-row>
        <table:table-row table:style-name="Tabella5.2">
          <table:table-cell table:style-name="Tabella5.A2" office:value-type="string">
            <text:p text:style-name="P19">RV5</text:p>
          </table:table-cell>
          <table:table-cell table:style-name="Tabella5.B2" office:value-type="string">
            <text:p text:style-name="P19">L’attributo “codice” dell’entità libro identifica esternamente <text:span text:style-name="T20">l’entità prestito</text:span></text:p>
          </table:table-cell>
        </table:table-row>
        <table:table-row table:style-name="Tabella5.2">
          <table:table-cell table:style-name="Tabella5.A2" office:value-type="string">
            <text:p text:style-name="P19">RV6</text:p>
          </table:table-cell>
          <table:table-cell table:style-name="Tabella5.B2" office:value-type="string">
            <text:p text:style-name="P20">L’attributo “nome” dell’entità lettore identifica esternamente <text:span text:style-name="T20">l’entità prestito</text:span></text:p>
          </table:table-cell>
        </table:table-row>
      </table:table>
      <text:h text:style-name="Heading_20_2" text:outline-level="2">Derivazioni:</text:h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Table_20_Contents">RD1</text:p>
          </table:table-cell>
          <table:table-cell table:style-name="Tabella6.B1" office:value-type="string">
            <text:p text:style-name="Table_20_Contents">&lt;concetto&gt; si ottiene &lt;operazione&gt;</text:p>
          </table:table-cell>
        </table:table-row>
        <table:table-row>
          <table:table-cell table:style-name="Tabella6.A2" office:value-type="string">
            <text:p text:style-name="Table_20_Contents">...</text:p>
          </table:table-cell>
          <table:table-cell table:style-name="Tabella6.B2" office:value-type="string">
            <text:p text:style-name="Table_20_Contents">...</text:p>
          </table:table-cell>
        </table:table-row>
      </table:table>
      <text:p text:style-name="Text_20_body"/>
      <text:h text:style-name="P15" text:outline-level="2">Domini degli attributi</text:h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P12">Entità/Associazione</text:p>
          </table:table-cell>
          <table:table-cell table:style-name="Tabella7.A1" office:value-type="string">
            <text:p text:style-name="P12">Attributo</text:p>
          </table:table-cell>
          <table:table-cell table:style-name="Tabella7.C1" office:value-type="string">
            <text:p text:style-name="P12">Dominio</text:p>
          </table:table-cell>
        </table:table-row>
        <table:table-row>
          <table:table-cell table:style-name="Tabella7.A2" office:value-type="string">
            <text:p text:style-name="P21">Libro</text:p>
          </table:table-cell>
          <table:table-cell table:style-name="Tabella7.A2" office:value-type="string">
            <text:p text:style-name="P21">autori</text:p>
          </table:table-cell>
          <table:table-cell table:style-name="Tabella7.C2" office:value-type="string">
            <text:p text:style-name="P21">stringa[0], stringa[1] … stringa[n]</text:p>
          </table:table-cell>
        </table:table-row>
        <table:table-row>
          <table:table-cell table:style-name="Tabella7.A2" office:value-type="string">
            <text:p text:style-name="P21">Prestito</text:p>
          </table:table-cell>
          <table:table-cell table:style-name="Tabella7.A2" office:value-type="string">
            <text:p text:style-name="P21">data ritiro</text:p>
          </table:table-cell>
          <table:table-cell table:style-name="Tabella7.C2" office:value-type="string">
            <text:p text:style-name="P21">data</text:p>
          </table:table-cell>
        </table:table-row>
        <table:table-row>
          <table:table-cell table:style-name="Tabella7.A2" office:value-type="string">
            <text:p text:style-name="P21">Prestito</text:p>
          </table:table-cell>
          <table:table-cell table:style-name="Tabella7.A2" office:value-type="string">
            <text:p text:style-name="P21">data consegna</text:p>
          </table:table-cell>
          <table:table-cell table:style-name="Tabella7.C2" office:value-type="string">
            <text:p text:style-name="P21">data</text:p>
          </table:table-cell>
        </table:table-row>
        <table:table-row>
          <table:table-cell table:style-name="Tabella7.A2" office:value-type="string">
            <text:p text:style-name="P21">Prestito</text:p>
          </table:table-cell>
          <table:table-cell table:style-name="Tabella7.A2" office:value-type="string">
            <text:p text:style-name="P21">ora ritiro</text:p>
          </table:table-cell>
          <table:table-cell table:style-name="Tabella7.C2" office:value-type="string">
            <text:p text:style-name="P21">ora</text:p>
          </table:table-cell>
        </table:table-row>
        <table:table-row>
          <table:table-cell table:style-name="Tabella7.A2" office:value-type="string">
            <text:p text:style-name="P21">Prestito</text:p>
          </table:table-cell>
          <table:table-cell table:style-name="Tabella7.A2" office:value-type="string">
            <text:p text:style-name="P21">ora consegna</text:p>
          </table:table-cell>
          <table:table-cell table:style-name="Tabella7.C2" office:value-type="string">
            <text:p text:style-name="P21">ora</text:p>
          </table:table-cell>
        </table:table-row>
      </table:table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meta:creation-date>2017-11-17T10:30:00Z</meta:creation-date>
    <dc:date>2018-11-21T10:12:05.075965870</dc:date>
    <meta:editing-cycles>29</meta:editing-cycles>
    <meta:editing-duration>PT2H17M43S</meta:editing-duration>
    <meta:document-statistic meta:table-count="7" meta:image-count="0" meta:object-count="0" meta:page-count="3" meta:paragraph-count="73" meta:word-count="711" meta:character-count="4714" meta:non-whitespace-character-count="4070"/>
    <meta:template xlink:type="simple" xlink:actuate="onRequest" xlink:title="" xlink:href="Normal.dotm"/>
  </office:meta>
</office:document-meta>
</file>